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SOURCE</text:p>
      <text:p text:style-name="P1"/>
      <text:p text:style-name="P1">Representation</text:p>
      <text:p text:style-name="P3">struct _StrCoup { int ligne;int colonne; char camp;} </text:p>
      <text:p text:style-name="P3">struct _Maillon { StrCoup coup; struct _Maillon * suivant}</text:p>
      <text:p text:style-name="P1"><text:span text:style-name="T1">extern void free_Maillons(Maillon * teteMaillon);</text:span></text:p>
      <text:p text:style-name="P1"><text:span text:style-name="T1">extern void videStdin(); </text:span></text:p>
      <text:p text:style-name="P1"><text:span text:style-name="T1">extern void initialiseGrilleDepart(char * grille);</text:span></text:p>
      <text:p text:style-name="P1"><text:span text:style-name="T1">extern void afficheOthellier(char * grille);</text:span></text:p>
      <text:p text:style-name="P1"><text:span text:style-name="T1">extern void saisiUnCoup(char camp, int * NumLigne, int * NumColonne);</text:span></text:p>
      <text:p text:style-name="P1"><text:span text:style-name="T1">extern int partieTerminee(char * grille); </text:span></text:p>
      <text:p text:style-name="P1"><text:span text:style-name="T1">extern int donneTousLesCoupsValides(char * grille, char camp, Maillon ** teteMaillon);</text:span></text:p>
      <text:p text:style-name="P1"><text:span text:style-name="T1">extern char * donneStringCoupsValides(char * grille, char camp);</text:span></text:p>
      <text:p text:style-name="P1"><text:span text:style-name="T1"/></text:p>
      <text:p text:style-name="P1">Règles</text:p>
      <text:p text:style-name="P1"><text:span text:style-name="T1">extern int faitPriseDansDirection(int dir, char camp, char * grille, int NumLigne, int NumColonne);/rend 0,1</text:span></text:p>
      <text:p text:style-name="P1"><text:span text:style-name="T1">extern int faitPrise(char camp, char * grille, int NumLigne, int NumColonne);// rend 0 ou 1</text:span></text:p>
      <text:p text:style-name="P1"><text:span text:style-name="T1">extern int coupValide(char camp, char * grille, int NumLigne, int NumColonne);// rend 0 ou 1</text:span></text:p>
      <text:p text:style-name="P1"><text:span text:style-name="T1">extern int retournePionsDansDirection(int dir, char camp, char * grille, int NumLigne, int NumColonne);</text:span></text:p>
      <text:p text:style-name="P1"><text:span text:style-name="T1">extern int retournePions(char camp, char * grille, int NumLigne, int NumColonne);</text:span></text:p>
      <text:p text:style-name="P1"><text:span text:style-name="T1"/></text:p>
      <text:p text:style-name="P1">othello</text:p>
      <text:p text:style-name="P1"><text:span text:style-name="T1">struct _FeuillePartie {int * lignes; int * colonnes; int nbCoups;}</text:span></text:p>
      <text:p text:style-name="P1"><text:span text:style-name="T1">extern void moteur(char * grille, char camp,FeuillePartie * feuillepartie);//fait jouer un tour a un joueur</text:span></text:p>
      <text:p text:style-name="P1"><text:span text:style-name="T1"/></text:p>
      <text:p text:style-name="P1">minimax</text:p>
      <text:p text:style-name="P1"><text:span text:style-name="T1">extern float trouveCoupQuiMaximise(char * grille, StrCoup * Coup);</text:span></text:p>
      <text:p text:style-name="P1"><text:span text:style-name="T1">extern float trouveCoupQuiMinimise(char * grille, StrCoup * Coup);</text:span></text:p>
      <text:p text:style-name="P1"><text:span text:style-name="T1">extern float trouveCoupMinimax(char * grille, char camp, int prof, StrCoup * coup);</text:span></text:p>
      <text:p text:style-name="P1"><text:span text:style-name="T1"/></text:p>
      <text:p text:style-name="P1">evaluation</text:p>
      <text:p text:style-name="P1"><text:span text:style-name="T1">extern char adversaire(char camp);</text:span></text:p>
      <text:p text:style-name="P1"><text:span text:style-name="T1">extern char donneContenuDeCase(char * grille, int NumLigne, int NumColonne);// donne valeur case</text:span></text:p>
      <text:p text:style-name="P1"><text:span text:style-name="T1">extern int caseVide(char * grille, int NumLigne, int NumColonne);//retourne vrai si vide.</text:span></text:p>
      <text:p text:style-name="P1"><text:span text:style-name="T1">extern void comptePions(char * grille, int *NbPionsX, int *NbPionsO); //modifie valeurs nb pions</text:span></text:p>
      <text:p text:style-name="P1"><text:span text:style-name="T1">extern int existeCoupPourCamp(char * grille,char camp);//retourne vrai si camp peut jouer</text:span></text:p>
      <text:p text:style-name="P1"><text:span text:style-name="T1">extern void joueLeCoup(char * grille, int NumLigne, int NumColonne, char camp); //joue, retourne, affiche</text:span></text:p>
      <text:p text:style-name="P1"><text:span text:style-name="T1">extern int partieTerminee(char * grille);//retourne vrai si partie terminée</text:span></text:p>
      <text:p text:style-name="P1"><text:span text:style-name="T1">extern int valeurQuantitative(char * grille);// rend difference nb noir -nb blanc</text:span></text:p>
      <text:p text:style-name="P1"><text:span text:style-name="T1">extern float evalue(char * grille);// retourne 0 ou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401cm" fo:margin-left="1.401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22T19:07:25</meta:creation-date>
    <dc:date>2012-10-22T22:31:47</dc:date>
    <dc:creator>Compte etudiant</dc:creator>
    <meta:editing-duration>PT2H54M2S</meta:editing-duration>
    <meta:editing-cycles>1</meta:editing-cycles>
    <meta:document-statistic meta:table-count="0" meta:image-count="0" meta:object-count="0" meta:page-count="1" meta:paragraph-count="35" meta:word-count="298" meta:character-count="2194" meta:non-whitespace-character-count="1919"/>
    <meta:generator>LibreOffice/3.5$Linux_x86 LibreOffice_project/350m1$Build-2</meta:generator>
  </office:meta>
</office:document-meta>
</file>